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709in"/>
    </style:style>
    <style:style style:name="ro1" style:family="table-row">
      <style:table-row-properties style:row-height="0.9138in" fo:break-before="auto" style:use-optimal-row-height="true"/>
    </style:style>
    <style:style style:name="ro2" style:family="table-row">
      <style:table-row-properties style:row-height="0.4654in" fo:break-before="auto" style:use-optimal-row-height="true"/>
    </style:style>
    <style:style style:name="ro3" style:family="table-row">
      <style:table-row-properties style:row-height="0.3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educational </text:p>
          </table:table-cell>
          <table:table-cell table:style-name="ce1" office:value-type="string">
            <text:p>what eat</text:p>
          </table:table-cell>
          <table:table-cell table:style-name="ce1" office:value-type="string">
            <text:p>eat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<text:s/>income </text:p>
          </table:table-cell>
          <table:table-cell table:style-name="ce1" office:value-type="string">
            <text:p>How long have you been eating like this (years) </text:p>
          </table:table-cell>
          <table:table-cell table:style-name="ce1" office:value-type="string">
            <text:p>If you don’t eat meat, how long did it take for you to switch to a 1 / 2 diet?</text:p>
          </table:table-cell>
          <table:table-cell table:style-name="ce1" office:value-type="string">
            <text:p>Who or what has your decision to be 1 or 2 to particularly affected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partner</text:p>
          </table:table-cell>
          <table:table-cell table:style-name="ce2" office:value-type="string">
            <text:p>socialnetwork</text:p>
          </table:table-cell>
          <table:table-cell table:style-name="ce2" office:value-type="string">
            <text:p>books</text:p>
          </table:table-cell>
          <table:table-cell table:style-name="ce2" office:value-type="string">
            <text:p>internet</text:p>
          </table:table-cell>
          <table:table-cell table:style-name="ce1" office:value-type="string">
            <text:p>decision</text:p>
          </table:table-cell>
          <table:table-cell table:style-name="ce1" office:value-type="string">
            <text:p>What do you eat most? </text:p>
          </table:table-cell>
          <table:table-cell table:style-name="ce1" office:value-type="string">
            <text:p>How often do you cook a week?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eeking work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/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pescetaria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eeking work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2" table:number-columns-repeated="2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because organic food doesn't help</text:p>
          </table:table-cell>
          <table:table-cell table:style-name="ce1" office:value-type="string">
            <text:p>ready meals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pupi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because organic food doesn't help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cafeteria/ canteen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2" table:number-columns-repeated="2"/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restaurant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cafeteria/ canteen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scetaria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cause organic food doesn't help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pupil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2" table:number-columns-repeated="9"/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certificate of secondary education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certificate of secondary education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vocational training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3" table:style-name="ce1" office:value-type="float" office:value="4">
            <text:p>4</text:p>
          </table:table-cell>
          <table:table-cell table:style-name="ce2"/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because organic food doesn't help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part-finished products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/>
          <table:table-cell table:number-columns-repeated="2"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rld hunger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/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2" table:number-columns-repeated="7"/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upi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8">
            <text:p>1.8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pescetaria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udent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/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2" table:number-columns-repeated="8"/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vocational training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2"/>
          <table:table-cell table:style-name="ce1" office:value-type="string">
            <text:p>cafeteria/ canteen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2" table:number-columns-repeated="8"/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part-finished products</text:p>
          </table:table-cell>
          <table:table-cell table:style-name="ce2"/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pescetaria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pupil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upil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ready meals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2" table:number-columns-repeated="9"/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pescetaria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2"/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/>
          <table:table-cell table:number-columns-repeated="5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string">
            <text:p>restaurant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upi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2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2"/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number-columns-repeated="2" table:style-name="ce1" office:value-type="float" office:value="2">
            <text:p>2</text:p>
          </table:table-cell>
          <table:table-cell table:style-name="ce2" table:number-columns-repeated="8"/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5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4">
          <table:table-cell table:style-name="ce1" office:value-type="string">
            <text:p>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2" table:number-columns-repeated="7"/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male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part-finished products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eeking work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part-finished products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eldom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mal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rld hunger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cafeteria/ canteen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ready meals</text:p>
          </table:table-cell>
          <table:table-cell table:style-name="ce1" office:value-type="string">
            <text:p>seldom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2" table:number-columns-repeated="2"/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male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2" table:number-columns-repeated="8"/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style-name="ce2" table:number-columns-repeated="2"/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4">
            <text:p>4</text:p>
          </table:table-cell>
          <table:table-cell table:style-name="ce2"/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pupi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vocational training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vocational training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style-name="ce2" table:number-columns-repeated="2"/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4">
            <text:p>4</text:p>
          </table:table-cell>
          <table:table-cell table:style-name="ce2"/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number-columns-repeated="6" table:style-name="ce1" office:value-type="float" office:value="4">
            <text:p>4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2" table:number-columns-repeated="9"/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male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sometimes</text:p>
          </table:table-cell>
        </table:table-row>
        <table:table-row table:style-name="ro2">
          <table:table-cell table:style-name="ce1" office:value-type="string">
            <text:p>femal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university-entrance diploma</text:p>
          </table:table-cell>
          <table:table-cell table:style-name="ce1" office:value-type="string">
            <text:p>all-eater, but eating less meat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stude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everyday</text:p>
          </table:table-cell>
        </table:table-row>
        <table:table-row table:style-name="ro3">
          <table:table-cell table:style-name="ce1" office:value-type="string">
            <text:p>femal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eneral <text:s/>certificate of secondary education 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tuden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nvironment protection</text:p>
          </table:table-cell>
          <table:table-cell table:style-name="ce1" office:value-type="string">
            <text:p>part-finished products</text:p>
          </table:table-cell>
          <table:table-cell table:style-name="ce1" office:value-type="string">
            <text:p>sometimes (3-5)</text:p>
          </table:table-cell>
        </table:table-row>
        <table:table-row table:style-name="ro3">
          <table:table-cell table:style-name="ce1" office:value-type="string">
            <text:p>mal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2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wonderful animals</text:p>
          </table:table-cell>
          <table:table-cell table:style-name="ce1" office:value-type="string">
            <text:p>restaurant</text:p>
          </table:table-cell>
          <table:table-cell table:style-name="ce1" office:value-type="string">
            <text:p>never</text:p>
          </table:table-cell>
        </table:table-row>
        <table:table-row table:style-name="ro2">
          <table:table-cell table:style-name="ce1" office:value-type="string">
            <text:p>mal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advanced technical college entrance</text:p>
          </table:table-cell>
          <table:table-cell table:style-name="ce1" office:value-type="string">
            <text:p>vegetaria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industrial livestock farming</text:p>
          </table:table-cell>
          <table:table-cell table:style-name="ce1" office:value-type="string">
            <text:p>self made</text:p>
          </table:table-cell>
          <table:table-cell table:style-name="ce1" office:value-type="string">
            <text:p>never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table:number-columns-repeated="9"/>
          <table:table-cell table:style-name="ce1" office:value-type="string">
            <text:p>sometimes</text:p>
          </table:table-cell>
        </table:table-row>
        <table:table-row table:style-name="ro4">
          <table:table-cell table:style-name="ce1" office:value-type="string">
            <text:p>female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veg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employe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number-columns-repeated="2" table:style-name="ce1" office:value-type="float" office:value="4">
            <text:p>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restaurant</text:p>
          </table:table-cell>
          <table:table-cell table:style-name="ce2"/>
        </table:table-row>
        <table:table-row table:style-name="ro4">
          <table:table-cell table:number-columns-repeated="17"/>
          <table:table-cell table:style-name="ce1"/>
        </table:table-row>
        <table:table-row table:style-name="ro4" table:number-rows-repeated="98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2/17/2014</text:date>, <text:time>18:1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lanta Paliszewska</meta:initial-creator>
    <meta:creation-date>2014-12-16T08:55:12</meta:creation-date>
    <dc:date>2014-12-17T18:14:19</dc:date>
    <dc:creator>Jolanta Paliszewska</dc:creator>
    <meta:editing-duration>P1DT1H28M49S</meta:editing-duration>
    <meta:editing-cycles>1</meta:editing-cycles>
    <meta:document-statistic meta:table-count="3" meta:cell-count="1872" meta:object-count="0"/>
    <meta:generator>OpenOffice/4.1.1$Unix OpenOffice.org_project/411m6$Build-9775</meta:generator>
  </office:meta>
</office:document-meta>
</file>